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Quicksort</text:p>
          </table:table-cell>
          <table:table-cell office:value-type="string">
            <text:p>Insertion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16582">
            <text:p>0.016582</text:p>
          </table:table-cell>
          <table:table-cell office:value-type="float" office:value="0.171037">
            <text:p>0.171037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020817">
            <text:p>0.020817</text:p>
          </table:table-cell>
          <table:table-cell office:value-type="float" office:value="0.675165">
            <text:p>0.675165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0.030934">
            <text:p>0.030934</text:p>
          </table:table-cell>
          <table:table-cell office:value-type="float" office:value="1.60786">
            <text:p>1.60786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038081">
            <text:p>0.038081</text:p>
          </table:table-cell>
          <table:table-cell office:value-type="float" office:value="2.84424">
            <text:p>2.84424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0.048531">
            <text:p>0.048531</text:p>
          </table:table-cell>
          <table:table-cell office:value-type="float" office:value="4.2789">
            <text:p>4.2789</text:p>
          </table:table-cell>
        </table:table-row>
        <table:table-row table:style-name="ro2">
          <table:table-cell>
            <draw:frame table:end-cell-address="Sheet1.H28" table:end-x="0.0996in" table:end-y="0.0555in" draw:z-index="0" draw:style-name="gr1" draw:text-style-name="P1" svg:width="6.2976in" svg:height="3.5476in" svg:x="0.0217in" svg:y="0.024in">
              <draw:object draw:notify-on-update-of-ranges="Sheet1.A2:Sheet1.A6 Sheet1.B1:Sheet1.B1 Sheet1.B2:Sheet1.B6 Sheet1.C1:Sheet1.C1 Sheet1.C2:Sheet1.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2">
          <table:table-cell table:number-columns-repeated="3"/>
        </table:table-row>
        <table:table-row table:style-name="ro1">
          <table:table-cell office:value-type="string">
            <text:p>Size</text:p>
          </table:table-cell>
          <table:table-cell office:value-type="string">
            <text:p>Quicksort</text:p>
          </table:table-cell>
          <table:table-cell office:value-type="string">
            <text:p>Selection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11574">
            <text:p>0.011574</text:p>
          </table:table-cell>
          <table:table-cell office:value-type="float" office:value="0.007922">
            <text:p>0.007922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018316">
            <text:p>0.018316</text:p>
          </table:table-cell>
          <table:table-cell office:value-type="float" office:value="0.013169">
            <text:p>0.013169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0.025121">
            <text:p>0.025121</text:p>
          </table:table-cell>
          <table:table-cell office:value-type="float" office:value="0.014544">
            <text:p>0.014544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034895">
            <text:p>0.034895</text:p>
          </table:table-cell>
          <table:table-cell office:value-type="float" office:value="0.023092">
            <text:p>0.023092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0.043514">
            <text:p>0.043514</text:p>
          </table:table-cell>
          <table:table-cell office:value-type="float" office:value="0.044077">
            <text:p>0.044077</text:p>
          </table:table-cell>
        </table:table-row>
        <table:table-row table:style-name="ro2">
          <table:table-cell>
            <draw:frame table:end-cell-address="Sheet1.H57" table:end-x="0.1433in" table:end-y="0.0583in" draw:z-index="1" draw:style-name="gr1" draw:text-style-name="P1" svg:width="6.298in" svg:height="3.537in" svg:x="0.065in" svg:y="0.0374in">
              <draw:object draw:notify-on-update-of-ranges="Sheet1.A31:Sheet1.A35 Sheet1.B30:Sheet1.B30 Sheet1.B31:Sheet1.B35 Sheet1.C30:Sheet1.C30 Sheet1.C31:Sheet1.C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2">
          <table:table-cell table:number-columns-repeated="3"/>
        </table:table-row>
        <table:table-row table:style-name="ro2">
          <table:table-cell office:value-type="string">
            <text:p>Size</text:p>
          </table:table-cell>
          <table:table-cell office:value-type="string">
            <text:p>Selection</text:p>
          </table:table-cell>
          <table:table-cell office:value-type="string">
            <text:p>Insertion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012984">
            <text:p>0.012984</text:p>
          </table:table-cell>
          <table:table-cell office:value-type="float" office:value="0.058864">
            <text:p>0.058864</text:p>
          </table:table-cell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0.017491">
            <text:p>0.017491</text:p>
          </table:table-cell>
          <table:table-cell office:value-type="float" office:value="0.413271">
            <text:p>0.413271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0.01865">
            <text:p>0.01865</text:p>
          </table:table-cell>
          <table:table-cell office:value-type="float" office:value="0.969393">
            <text:p>0.969393</text:p>
          </table:table-cell>
        </table:table-row>
        <table:table-row table:style-name="ro2">
          <table:table-cell office:value-type="float" office:value="12000">
            <text:p>12000</text:p>
          </table:table-cell>
          <table:table-cell office:value-type="float" office:value="0.026444">
            <text:p>0.026444</text:p>
          </table:table-cell>
          <table:table-cell office:value-type="float" office:value="1.12881">
            <text:p>1.12881</text:p>
          </table:table-cell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0.046582">
            <text:p>0.046582</text:p>
          </table:table-cell>
          <table:table-cell office:value-type="float" office:value="1.52367">
            <text:p>1.52367</text:p>
          </table:table-cell>
        </table:table-row>
        <table:table-row table:style-name="ro2">
          <table:table-cell>
            <draw:frame table:end-cell-address="Sheet1.H86" table:end-x="0.1323in" table:end-y="0.0402in" draw:z-index="2" draw:style-name="gr1" draw:text-style-name="P1" svg:width="6.2976in" svg:height="3.537in" svg:x="0.0543in" svg:y="0.0193in">
              <draw:object draw:notify-on-update-of-ranges="Sheet1.A59:Sheet1.A59 Sheet1.A60:Sheet1.A64 Sheet1.B59:Sheet1.B59 Sheet1.B60:Sheet1.B64 Sheet1.C59:Sheet1.C59 Sheet1.C60:Sheet1.C6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2/24/2018</text:date>, <text:time>16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OpenOffice/4.1.4$Unix OpenOffice.org_project/414m5$Build-9788</meta:generator>
    <meta:editing-cycles>0</meta:editing-cycles>
    <meta:editing-duration>P0D</meta:editing-duration>
    <meta:document-statistic meta:table-count="1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12cm" xlink:href=".." xlink:type="simple" chart:class="chart:line" chart:style-name="ch1">
        <chart:legend chart:legend-position="end" svg:x="13.171cm" svg:y="3.958cm" style:legend-expansion="high" chart:style-name="ch2"/>
        <chart:plot-area chart:style-name="ch3" table:cell-range-address="Sheet1.A1:Sheet1.C6" chart:data-source-has-labels="both" svg:x="1.33cm" svg:y="0.855cm" svg:width="11.203cm" svg:height="6.996cm">
          <chartooo:coordinate-region svg:x="2.057cm" svg:y="1.055cm" svg:width="10.011cm" svg:height="6.149cm"/>
          <chart:axis chart:dimension="x" chart:name="primary-x" chart:style-name="ch4" chartooo:axis-type="auto">
            <chartooo:date-scale/>
            <chart:title svg:x="6.371cm" svg:y="8.031cm" chart:style-name="ch5">
              <text:p>Length</text:p>
            </chart:title>
            <chart:categories table:cell-range-address="Sheet1.A2:Sheet1.A6"/>
          </chart:axis>
          <chart:axis chart:dimension="y" chart:name="primary-y" chart:style-name="ch4">
            <chart:title svg:x="0.451cm" svg:y="4.767cm" chart:style-name="ch6">
              <text:p>Time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line">
            <chart:data-point chart:repeated="5"/>
          </chart:series>
          <chart:series chart:style-name="ch9" chart:values-cell-range-address="Sheet1.C2:Sheet1.C6" chart:label-cell-address="Sheet1.C1:Sheet1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B1:Sheet1.B1</svg:desc>
                </draw:g>
              </table:table-cell>
              <table:table-cell office:value-type="string">
                <text:p>Inser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A2:Sheet1.A6</svg:desc>
                </draw:g>
              </table:table-cell>
              <table:table-cell office:value-type="float" office:value="0.016582">
                <text:p>0.016582</text:p>
                <draw:g>
                  <svg:desc>Sheet1.B2:Sheet1.B6</svg:desc>
                </draw:g>
              </table:table-cell>
              <table:table-cell office:value-type="float" office:value="0.171037">
                <text:p>0.171037</text:p>
                <draw:g>
                  <svg:desc>Sheet1.C2:Sheet1.C6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20817">
                <text:p>0.020817</text:p>
              </table:table-cell>
              <table:table-cell office:value-type="float" office:value="0.675165">
                <text:p>0.67516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30934">
                <text:p>0.030934</text:p>
              </table:table-cell>
              <table:table-cell office:value-type="float" office:value="1.60786">
                <text:p>1.6078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38081">
                <text:p>0.038081</text:p>
              </table:table-cell>
              <table:table-cell office:value-type="float" office:value="2.84424">
                <text:p>2.8442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48531">
                <text:p>0.048531</text:p>
              </table:table-cell>
              <table:table-cell office:value-type="float" office:value="4.2789">
                <text:p>4.2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5cm" xlink:href=".." xlink:type="simple" chart:class="chart:line" chart:style-name="ch1">
        <chart:legend chart:legend-position="end" svg:x="13.172cm" svg:y="3.944cm" style:legend-expansion="high" chart:style-name="ch2"/>
        <chart:plot-area chart:style-name="ch3" table:cell-range-address="Sheet1.A30:Sheet1.C35" chart:data-source-has-labels="both" svg:x="1.33cm" svg:y="0.851cm" svg:width="11.204cm" svg:height="6.974cm">
          <chartooo:coordinate-region svg:x="2.428cm" svg:y="1.05cm" svg:width="9.641cm" svg:height="6.128cm"/>
          <chart:axis chart:dimension="x" chart:name="primary-x" chart:style-name="ch4" chartooo:axis-type="auto">
            <chartooo:date-scale/>
            <chart:title svg:x="6.372cm" svg:y="8.004cm" chart:style-name="ch5">
              <text:p>Length</text:p>
            </chart:title>
            <chart:categories table:cell-range-address="Sheet1.A31:Sheet1.A35"/>
          </chart:axis>
          <chart:axis chart:dimension="y" chart:name="primary-y" chart:style-name="ch4">
            <chart:title svg:x="0.451cm" svg:y="4.752cm" chart:style-name="ch6">
              <text:p>Time</text:p>
            </chart:title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sort</text:p>
                <draw:g>
                  <svg:desc>Sheet1.B30:Sheet1.B30</svg:desc>
                </draw:g>
              </table:table-cell>
              <table:table-cell office:value-type="string">
                <text:p>Selection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A31:Sheet1.A35</svg:desc>
                </draw:g>
              </table:table-cell>
              <table:table-cell office:value-type="float" office:value="0.011574">
                <text:p>0.011574</text:p>
                <draw:g>
                  <svg:desc>Sheet1.B31:Sheet1.B35</svg:desc>
                </draw:g>
              </table:table-cell>
              <table:table-cell office:value-type="float" office:value="0.007922">
                <text:p>0.007922</text:p>
                <draw:g>
                  <svg:desc>Sheet1.C31:Sheet1.C35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18316">
                <text:p>0.018316</text:p>
              </table:table-cell>
              <table:table-cell office:value-type="float" office:value="0.013169">
                <text:p>0.01316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25121">
                <text:p>0.025121</text:p>
              </table:table-cell>
              <table:table-cell office:value-type="float" office:value="0.014544">
                <text:p>0.01454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34895">
                <text:p>0.034895</text:p>
              </table:table-cell>
              <table:table-cell office:value-type="float" office:value="0.023092">
                <text:p>0.02309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43514">
                <text:p>0.043514</text:p>
              </table:table-cell>
              <table:table-cell office:value-type="float" office:value="0.044077">
                <text:p>0.0440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5cm" xlink:href=".." xlink:type="simple" chart:class="chart:line" chart:style-name="ch1">
        <chart:legend chart:legend-position="end" svg:x="13.224cm" svg:y="3.944cm" style:legend-expansion="high" chart:style-name="ch2"/>
        <chart:plot-area chart:style-name="ch3" table:cell-range-address="Sheet1.A59:Sheet1.C64" chart:data-source-has-labels="both" svg:x="1.33cm" svg:y="0.851cm" svg:width="11.256cm" svg:height="6.974cm">
          <chartooo:coordinate-region svg:x="2.057cm" svg:y="1.05cm" svg:width="10.064cm" svg:height="6.128cm"/>
          <chart:axis chart:dimension="x" chart:name="primary-x" chart:style-name="ch4" chartooo:axis-type="auto">
            <chartooo:date-scale/>
            <chart:title svg:x="6.398cm" svg:y="8.004cm" chart:style-name="ch5">
              <text:p>Length</text:p>
            </chart:title>
            <chart:categories table:cell-range-address="Sheet1.A60:Sheet1.A64"/>
          </chart:axis>
          <chart:axis chart:dimension="y" chart:name="primary-y" chart:style-name="ch4">
            <chart:title svg:x="0.451cm" svg:y="4.752cm" chart:style-name="ch6">
              <text:p>Time</text:p>
            </chart:title>
            <chart:grid chart:style-name="ch7" chart:class="major"/>
          </chart:axis>
          <chart:series chart:style-name="ch8" chart:values-cell-range-address="Sheet1.B60:Sheet1.B64" chart:label-cell-address="Sheet1.B59:Sheet1.B59" chart:class="chart:line">
            <chart:data-point chart:repeated="5"/>
          </chart:series>
          <chart:series chart:style-name="ch9" chart:values-cell-range-address="Sheet1.C60:Sheet1.C64" chart:label-cell-address="Sheet1.C59:Sheet1.C5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Sheet1.B59:Sheet1.B59</svg:desc>
                </draw:g>
              </table:table-cell>
              <table:table-cell office:value-type="string">
                <text:p>Insertion</text:p>
                <draw:g>
                  <svg:desc>Sheet1.C59:Sheet1.C59</svg:desc>
                </draw:g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A60:Sheet1.A64</svg:desc>
                </draw:g>
              </table:table-cell>
              <table:table-cell office:value-type="float" office:value="0.012984">
                <text:p>0.012984</text:p>
                <draw:g>
                  <svg:desc>Sheet1.B60:Sheet1.B64</svg:desc>
                </draw:g>
              </table:table-cell>
              <table:table-cell office:value-type="float" office:value="0.058864">
                <text:p>0.058864</text:p>
                <draw:g>
                  <svg:desc>Sheet1.C60:Sheet1.C64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17491">
                <text:p>0.017491</text:p>
              </table:table-cell>
              <table:table-cell office:value-type="float" office:value="0.413271">
                <text:p>0.41327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865">
                <text:p>0.01865</text:p>
              </table:table-cell>
              <table:table-cell office:value-type="float" office:value="0.969393">
                <text:p>0.96939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026444">
                <text:p>0.026444</text:p>
              </table:table-cell>
              <table:table-cell office:value-type="float" office:value="1.12881">
                <text:p>1.1288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46582">
                <text:p>0.046582</text:p>
              </table:table-cell>
              <table:table-cell office:value-type="float" office:value="1.52367">
                <text:p>1.52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